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, Helvetica, sans-serif"/>
    <style:font-face style:name="Helvetica" svg:font-family="Helvetica"/>
    <style:font-face style:name="StarSymbol" svg:font-family="StarSymbol"/>
    <style:font-face style:name="Times" svg:font-family="Times"/>
    <style:font-face style:name="Nimbus Roman No9 L" svg:font-family="'Nimbus Roman No9 L'" style:font-family-generic="roman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77cm" fo:margin-left="0.004cm" fo:margin-right="0.018cm" table:align="margins"/>
    </style:style>
    <style:style style:name="Tabela2.A" style:family="table-column">
      <style:table-column-properties style:column-width="8.498cm" style:rel-column-width="4818*"/>
    </style:style>
    <style:style style:name="Tabela2.B" style:family="table-column">
      <style:table-column-properties style:column-width="8.479cm" style:rel-column-width="4807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4" style:family="table-row">
      <style:table-row-properties style:min-row-height="6.214cm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5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6" style:family="paragraph" style:parent-style-name="Categoria">
      <style:text-properties fo:font-size="15pt" style:font-size-asian="15pt" style:font-size-complex="15pt" style:text-scale="80%"/>
    </style:style>
    <style:style style:name="P7" style:family="paragraph" style:parent-style-name="Categoria">
      <style:text-properties fo:font-size="6pt" style:font-size-asian="5.25pt" style:font-size-complex="6pt" style:text-scale="80%"/>
    </style:style>
    <style:style style:name="P8" style:family="paragraph" style:parent-style-name="Heading_20_1">
      <style:text-properties fo:font-size="20pt" style:font-size-asian="20pt" style:font-size-complex="20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11" style:family="paragraph" style:parent-style-name="Table_20_Contents" style:list-style-name="L1">
      <style:paragraph-properties fo:text-align="start" style:justify-single-word="false"/>
    </style:style>
    <style:style style:name="P12" style:family="paragraph" style:parent-style-name="Table_20_Contents" style:list-style-name="L1">
      <style:paragraph-properties fo:text-align="start" style:justify-single-word="false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Arial" fo:font-size="11pt" style:font-size-asian="10.5pt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Carlos Eduardo Benevides Bezerra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Av. Ipiranga, 7531 / 201</text:p>
            <text:p text:style-name="P2">Jardim Botânico</text:p>
            <text:p text:style-name="P2">Porto Alegre – RS</text:p>
            <text:p text:style-name="P2">91530-001</text:p>
          </table:table-cell>
          <table:table-cell table:style-name="Tabela2.A1" office:value-type="string">
            <text:p text:style-name="P3">carlos.bezerra@inf.ufrgs.br</text:p>
            <text:p text:style-name="P3">(51) 8406 5986</text:p>
          </table:table-cell>
        </table:table-row>
      </table:table>
      <text:p text:style-name="P5">Mestrando em computação pela UFRGS e bacharel em ciência da computação pela UFBa (2006). Possui conhecimento avançado nas linguagens C e C++, além de experiência com Java e VisualBasic e longa experiência com Linux. Fluente em inglês, com conhecimento básico de alemão e francês.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/>
            <text:p text:style-name="P6">Formação</text:p>
          </table:table-cell>
          <table:table-cell table:style-name="Tabela1.A1" office:value-type="string">
            <text:list text:style-name="L1">
              <text:list-header>
                <text:p text:style-name="P9"/>
              </text:list-header>
              <text:list-item>
                <text:p text:style-name="P11">Mestrado em Computação, UFRGS. Em andamento.<text:line-break/>Iniciado em 2007/1. Previsão de conclusão para 2008/2. Área: sistemas distribuídos. Título do trabalho: “Suporte distribuído a jogos maciçamente multijogador em cenários com recursos limitados”.<text:line-break/>Orientador: Prof. Dr. Cláudio Fernando Resin Geyer</text:p>
              </text:list-item>
              <text:list-item>
                <text:p text:style-name="P11">Bacharel em Ciência da Computação, UFBa. Concluído em 2006/2.</text:p>
                <text:p text:style-name="P9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7"/>
            <text:p text:style-name="P6">Formação complementar</text:p>
          </table:table-cell>
          <table:table-cell table:style-name="Tabela1.A2" office:value-type="string">
            <text:list text:style-name="L1">
              <text:list-header>
                <text:p text:style-name="P9"/>
              </text:list-header>
              <text:list-item>
                <text:p text:style-name="P11">Alemão básico – curso de alemão <text:span text:style-name="T3">Alles Gute!</text:span>.</text:p>
              </text:list-item>
              <text:list-item>
                <text:p text:style-name="P11">Francês básico – <text:span text:style-name="T3">Alliance Française</text:span>, nível Basique, em andamento. Previsão de conclusão para o final de 2008.</text:p>
              </text:list-item>
              <text:list-item>
                <text:p text:style-name="P11">Inglês – conhecimento adquirido de forma autodidata.</text:p>
                <text:p text:style-name="P9"/>
              </text:list-item>
            </text:list>
          </table:table-cell>
        </table:table-row>
        <table:table-row>
          <table:table-cell table:style-name="Tabela1.A2" office:value-type="string">
            <text:p text:style-name="P7"/>
            <text:p text:style-name="P6">Experiência</text:p>
          </table:table-cell>
          <table:table-cell table:style-name="Tabela1.A2" office:value-type="string">
            <text:list text:style-name="L1">
              <text:list-header>
                <text:p text:style-name="P9"/>
              </text:list-header>
              <text:list-item>
                <text:p text:style-name="P11">2007 – <text:span text:style-name="T1">Projeto P2PSE - UFRGS e FINEP.<text:line-break/></text:span>Desenvolvimento em C++ do suporte a múltiplos servidores na biblioteca para jogos massivos em rede P2PSE.</text:p>
              </text:list-item>
              <text:list-item>
                <text:p text:style-name="P11">2006 – <text:span text:style-name="T1">Interactive Digital Entertainment.<text:line-break/></text:span>Desenvolvimento em C++ do jogo “We Are The Champignons”, utilizando a engine InGE.</text:p>
              </text:list-item>
              <text:list-item>
                <text:p text:style-name="P11">2006 – <text:span text:style-name="T1">Interactive Digital Entertainment.<text:line-break/></text:span>Desenvolvimento do módulo de rede da engine InGE, em C e C++, utilizando XML e SDL (simple directmedia layer).</text:p>
              </text:list-item>
              <text:list-item>
                <text:p text:style-name="P11">2006 – <text:span text:style-name="T1">Centro de processamento de dados, UFBa.<text:line-break/></text:span><text:span text:style-name="T2">Desenvolvimento web com Java, Struts, Hibernate e PostgreSQL.</text:span></text:p>
              </text:list-item>
              <text:list-item>
                <text:p text:style-name="P11"><text:span text:style-name="T2">2005 – </text:span><text:span text:style-name="T1">Jabil Circuit.<text:line-break/></text:span><text:span text:style-name="T2">Desenvolvimento com VB, VB.net e Microsoft SQL Server, além de pesquisa com redes sem-fio IEEE 802.11.</text:span></text:p>
                <text:p text:style-name="P10"/>
              </text:list-item>
            </text:list>
          </table:table-cell>
        </table:table-row>
        <table:table-row table:style-name="Tabela1.4">
          <table:table-cell table:style-name="Tabela1.A2" office:value-type="string">
            <text:p text:style-name="P7"/>
            <text:p text:style-name="P6">Atividades adicionais</text:p>
          </table:table-cell>
          <table:table-cell table:style-name="Tabela1.A2" office:value-type="string">
            <text:list text:style-name="L1">
              <text:list-header>
                <text:p text:style-name="P9"/>
              </text:list-header>
              <text:list-item>
                <text:p text:style-name="P11">Pesquisa em otimização de uso de largura de banda em ambientes virtuais distribuídos, como objetivo do mestrado. Linguagens utilizadas: C, C++, tcl e otcl.</text:p>
              </text:list-item>
              <text:list-item>
                <text:p text:style-name="P12">Publicação de full paper n<text:span text:style-name="T5">o 12-th IEEE International Symposium on Distributed Simulation and Real Time Applications, Vancouver, Canadá, 2008.</text:span></text:p>
              </text:list-item>
              <text:list-item>
                <text:p text:style-name="P11">Participação no VI Simpósio Brasileiro de Jogos para Computador e Entretenimento Digital (SBGames), São Leopoldo, 2007.</text:p>
              </text:list-item>
              <text:list-item>
                <text:p text:style-name="P11">Participação no V Simpósio Brasileiro de Jogos para Computador e Entretenimento Digital (SBGames), Recife, 2006. Foi obtido o 3º lugar no festival de jogos do SBGames 2006 com o jogo “<text:span text:style-name="T4">We Are The Champignons”</text:span>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Helvetica, sans-serif"/>
    <style:font-face style:name="Helvetica" svg:font-family="Helvetica"/>
    <style:font-face style:name="StarSymbol" svg:font-family="StarSymbol"/>
    <style:font-face style:name="Times" svg:font-family="Times"/>
    <style:font-face style:name="Nimbus Roman No9 L" svg:font-family="'Nimbus Roman No9 L'" style:font-family-generic="roman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page-layout style:name="pm1">
      <style:page-layout-properties fo:page-width="20.999cm" fo:page-height="29.699cm" style:num-format="1" style:print-orientation="portrait" fo:margin-top="1.182cm" fo:margin-bottom="0.6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136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ugusto Campos</meta:initial-creator>
    <meta:creation-date>2007-04-28T14:08:36</meta:creation-date>
    <dc:date>2008-07-21T16:58:50</dc:date>
    <meta:print-date>2008-06-04T16:53:27</meta:print-date>
    <dc:language>pt-BR</dc:language>
    <meta:editing-cycles>45</meta:editing-cycles>
    <meta:editing-duration>PT4H42M3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6" meta:word-count="340" meta:character-count="2308"/>
  </office:meta>
</office:document-meta>
</file>